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style:page-number="auto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champs nécessaires à la création des rapports</text:p>
      <text:p text:style-name="P2"/>
      <text:p text:style-name="P2"/>
      <text:p text:style-name="P2">Informations du dossier:</text:p>
      <text:p text:style-name="P2"/>
      <text:p text:style-name="P3">Identifiant unique du dossier : {idDossier}</text:p>
      <text:p text:style-name="P3">Objet : {objetDossier}</text:p>
      <text:p text:style-name="P3">Date de création du dossier : {dateCreationDossier}</text:p>
      <text:p text:style-name="P3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3">Date de réception au service rapporteur de la commission : {dateSDIS}</text:p>
      <text:p text:style-name="P3">État dossier (Complet/Incomplet) : {etatDossier}</text:p>
      <text:p text:style-name="P3">Analyse de risque : {analyseRisque}</text:p>
      <text:p text:style-name="P3">Demandeur du dossier : {demandeurDossier}</text:p>
      <text:p text:style-name="P6">Avis du dossier : <text:span text:style-name="T2">{avisDossier}</text:span></text:p>
      <text:p text:style-name="P10">Service instructeur : {servInstructeur}</text:p>
      <text:p text:style-name="P7"/>
      <text:p text:style-name="P7">DUS du dossier :</text:p>
      <text:p text:style-name="P6"><text:tab/>Nom du DUS : {nomDusDossier}</text:p>
      <text:p text:style-name="P6"><text:tab/>Prénom du DUS : {prenomDusDossier}</text:p>
      <text:p text:style-name="P6"><text:tab/>Mail du DUS : {mailDusDossier}</text:p>
      <text:p text:style-name="P3"/>
      <text:p text:style-name="P2"/>
      <text:p text:style-name="P2">Informations de l'entité:</text:p>
      <text:p text:style-name="P3"/>
      <text:p text:style-name="P3">Identifiant unique de l'entité : {numWinPrev}</text:p>
      <text:p text:style-name="P3">Commune de l'entité : {communeEtab}</text:p>
      <text:p text:style-name="P3">Libellé de l'entité : {etablissementLibelle}</text:p>
      <text:p text:style-name="P3">Adresse de l'entité : {etablissementAdresse}</text:p>
      <text:p text:style-name="P3">Numéro de téléphone de l'entité : {numTelEtab}</text:p>
      <text:p text:style-name="P3">Numéro de fax de l'entité : {numFaxEtab}</text:p>
      <text:p text:style-name="P3">Activité principale de l'entité : {activiteP}</text:p>
      <text:p text:style-name="P3">Type principal de l'entité : {typeLettreP}</text:p>
      <text:p text:style-name="P3">Activité(s) secondaire(s) de l'entité : <text:span text:style-name="T1">{activiteS}</text:span></text:p>
      <text:p text:style-name="P3">Type(s) secondaire(s) de l'entité : {typeLettreS}</text:p>
      <text:p text:style-name="P3">Effectif public de l'entité : <text:s/>{numPublic} </text:p>
      <text:p text:style-name="P3">Catégorie de l'entité : {categorieEtab}</text:p>
      <text:p text:style-name="P3">Effectif personnel : <text:s/>{numPersonnel}</text:p>
      <text:p text:style-name="P3">Surface totale : {surfaceTotale}</text:p>
      <text:p text:style-name="P3">Surface accessible : {surfaceAccessible}</text:p>
      <text:p text:style-name="P3">Présence d'extinction automatique à eau : {extinctionAuto}</text:p>
      <text:p text:style-name="P3">GN 2 : {gn2}</text:p>
      <text:p text:style-name="P3">GN 3 : {gn3}</text:p>
      <text:p text:style-name="P3"/>
      <text:p text:style-name="P2">Informations du père de l'entité (si entité ERP =&gt; infos Site, si entité Cellule =&gt; infos ERP):</text:p>
      <text:p text:style-name="P3"/>
      <text:p text:style-name="P3">Libellé de l'entité : {etablissementLibelleP}</text:p>
      <text:p text:style-name="P3">Activité principale de l'entité : {activitePPere}</text:p>
      <text:p text:style-name="P3">Type principal de l'entité : {typeLettrePPere}</text:p>
      <text:p text:style-name="P3">Catégorie de l'entité : {categorieEtabPere}</text:p>
      <text:p text:style-name="P3">Présence d'extinction automatique à eau : {extinctionAutoP}</text:p>
      <text:p text:style-name="P3"><text:soft-page-break/></text:p>
      <text:p text:style-name="P3"/>
      <text:p text:style-name="P2">Informations de la commission :</text:p>
      <text:p text:style-name="P2"/>
      <text:p text:style-name="P3">Libellé de la commission : {libelle_commission} </text:p>
      <text:p text:style-name="P3">Date de la commission : {date_commEntete}</text:p>
      <text:p text:style-name="P3"/>
      <text:p text:style-name="P2"/>
      <text:p text:style-name="P2">Liste des textes applicables :</text:p>
      <text:p text:style-name="P3"/>
      <text:p text:style-name="P3">[!-- BEGIN texteAppl --]</text:p>
      <text:p text:style-name="P3">{libelleTexteAppl}</text:p>
      <text:p text:style-name="P3">[!-- END texteAppl --]</text:p>
      <text:p text:style-name="P3"/>
      <text:p text:style-name="P3"/>
      <text:p text:style-name="P2">Liste des documents consultés dans le dossier :</text:p>
      <text:p text:style-name="P2"/>
      <text:p text:style-name="P6">[!-- BEGIN listeDocs --]</text:p>
      <text:p text:style-name="P6">{exist}{libelledoc}{refdoc}{datedoc}</text:p>
      <text:p text:style-name="P6">[!-- END listeDocs --]</text:p>
      <text:p text:style-name="P6">[!-- BEGIN listeDocsAjout --]</text:p>
      <text:p text:style-name="P6">{exist}{libelledoc}{refdoc}{datedoc}</text:p>
      <text:p text:style-name="P6">[!-- END listeDocsAjout --] </text:p>
      <text:p text:style-name="P6"/>
      <text:p text:style-name="P6"/>
      <text:p text:style-name="P2">Liste des prescriptions dans le dossier:</text:p>
      <text:p text:style-name="P3"/>
      <text:p text:style-name="P6">[!-- BEGIN listePrescription --]</text:p>
      <text:p text:style-name="P8">{texte}{article}{num}{libelle}</text:p>
      <text:p text:style-name="P6">[!-- END listePrescription --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-left="0cm" fo:margin-right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7T15:35:24.75</meta:creation-date>
    <dc:date>2013-10-16T15:49:24.21</dc:date>
    <meta:editing-duration>PT01H32M42S</meta:editing-duration>
    <meta:editing-cycles>46</meta:editing-cycles>
    <meta:generator>OpenOffice.org/3.2$Win32 OpenOffice.org_project/320m12$Build-9483</meta:generator>
    <meta:document-statistic meta:table-count="0" meta:image-count="0" meta:object-count="0" meta:page-count="2" meta:paragraph-count="61" meta:word-count="330" meta:character-count="2378"/>
  </office:meta>
</office:document-meta>
</file>